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solid" style:text-line-through-type="double"/>
    </style:style>
    <style:style style:name="P2" style:family="paragraph" style:parent-style-name="Standard">
      <style:text-properties style:text-line-through-style="solid"/>
    </style:style>
    <style:style style:name="P3" style:family="paragraph" style:parent-style-name="Standard">
      <style:text-properties fo:color="#800000" style:text-line-through-style="none"/>
    </style:style>
    <style:style style:name="P4" style:family="paragraph" style:parent-style-name="Standard">
      <style:text-properties style:text-line-through-style="solid"/>
    </style:style>
    <style:style style:name="P5" style:family="paragraph" style:parent-style-name="Standard">
      <style:text-properties style:use-window-font-color="true" style:text-line-through-style="none"/>
    </style:style>
    <style:style style:name="T1" style:family="text">
      <style:text-properties fo:color="#800000" style:text-line-through-style="none"/>
    </style:style>
    <style:style style:name="T2" style:family="text">
      <style:text-properties fo:color="#800000" style:text-line-through-style="none" fo:font-size="8pt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line-through-style="solid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text-line-through-style="soli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UTEFORT</text:p>
      <text:p text:style-name="Standard"/>
      <text:p text:style-name="Standard">Mariages</text:p>
      <text:p text:style-name="Standard"><text:span text:style-name="T4">Lambert Jean &amp; Gerastre Marie <text:s/>9/4/1876 </text:span><text:span text:style-name="T1">rien à voir avec la lignée</text:span></text:p>
      <text:p text:style-name="P2">Gerastre Edmond &amp; Lambert Françoise 28/5/1897<text:span text:style-name="T1">chargé</text:span></text:p>
      <text:p text:style-name="Standard">Demeaux Emile &amp; Raynal Lea 18/9/1908</text:p>
      <text:p text:style-name="Standard">Gouguet ? &amp; Reynal Noemie 20/9/1913</text:p>
      <text:p text:style-name="Standard"/>
      <text:p text:style-name="Standard"/>
      <text:p text:style-name="Standard">Naissances</text:p>
      <text:p text:style-name="P1">Raynal René 19/12/1885 <text:span text:style-name="T1">chargé (Raynal Elie/Gerastre Marie)</text:span></text:p>
      <text:p text:style-name="P2">Raynal Léa 26/7/1888<text:span text:style-name="T1">chargé (Raynal Elie/Gerastre Pauline)</text:span></text:p>
      <text:p text:style-name="Standard"><text:span text:style-name="T4">Reynal Edmond 30/9/1890</text:span> <text:span text:style-name="T3">(marié avec GOUGUET Marie Louise, épouse en 1e mariage de RAYNAL rené)</text:span><text:span text:style-name="T2">chargé (Raynal Elie/Gerastre Pauline)</text:span></text:p>
      <text:p text:style-name="Standard"><text:span text:style-name="T4">Raynal Noemie 3/10/1892</text:span> <text:span text:style-name="T1">chargé (Raynal Elie/Gerastre Pauline)</text:span></text:p>
      <text:p text:style-name="Standard"><text:span text:style-name="T4">Raynal Marie 5/12/1894</text:span> <text:span text:style-name="T1">chargé (Raynal Elie/Gerastre Pauline)</text:span></text:p>
      <text:p text:style-name="P2">Raynal Felix 31/7/1896 <text:span text:style-name="T1">chargé (Raynal Elie/Gerastre Pauline)</text:span></text:p>
      <text:p text:style-name="Standard"><text:span text:style-name="T4">Raynal Marguerite 24/2/1897</text:span> (Pas la même lignée : Jean Raynal-1861 et Marie MATHIEU-1865)</text:p>
      <text:p text:style-name="P3"><text:span text:style-name="T6">RAYNAL André 2/7/1900</text:span>  chargé (Raynal Elie/Gerastre Pauline)</text:p>
      <text:p text:style-name="Standard">Raynal Louis 24/7/1903</text:p>
      <text:p text:style-name="Standard"/>
      <text:p text:style-name="P3"><text:span text:style-name="T6">Raynal Noemie (1898- 10/3/1901)</text:span> chargé (Raynal Elie/Gerastre Pauline)</text:p>
      <text:p text:style-name="P3"/>
      <text:p text:style-name="P3"/>
      <text:p text:style-name="P5">Raynal Felix décédé le 8/6/1922 (à vérifier si c'est le bo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F PARNEIX</meta:initial-creator>
    <meta:creation-date>2022-04-11T18:37:34.15</meta:creation-date>
    <dc:date>2022-04-12T14:50:16.71</dc:date>
    <dc:creator>JF PARNEIX</dc:creator>
    <meta:editing-duration>PT4H50M18S</meta:editing-duration>
    <meta:editing-cycles>20</meta:editing-cycles>
    <meta:generator>OpenOffice/4.1.7$Win32 OpenOffice.org_project/417m1$Build-9800</meta:generator>
    <meta:document-statistic meta:table-count="0" meta:image-count="0" meta:object-count="0" meta:page-count="1" meta:paragraph-count="18" meta:word-count="127" meta:character-count="942"/>
  </office:meta>
</office:document-meta>
</file>